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xport Art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xport Posters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music vide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 (Legacy)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MDB Language (Legacy)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 (Legacy)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VDB ID (Legacy)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VDB Language (Legacy)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H19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2:14:41.855661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0:38:38.983047102</meta:creation-date>
    <dc:date>2021-04-16T23:31:06.553472370</dc:date>
    <meta:editing-duration>PT14H33M38S</meta:editing-duration>
    <meta:editing-cycles>196</meta:editing-cycles>
    <meta:generator>LibreOffice/7.1.1.2$Linux_X86_64 LibreOffice_project/10$Build-2</meta:generator>
    <meta:document-statistic meta:table-count="1" meta:cell-count="1519" meta:object-count="0"/>
  </office:meta>
</office:document-meta>
</file>